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50000015F9E894FA3.svm" manifest:media-type=""/>
  <manifest:file-entry manifest:full-path="Pictures/2000000100000880000001AB372B0036.svm" manifest:media-type=""/>
  <manifest:file-entry manifest:full-path="Pictures/200000010000010F0000015B5616FBD2.svm" manifest:media-type=""/>
  <manifest:file-entry manifest:full-path="Pictures/200000010000018A00000135CD92C2E2.svm" manifest:media-type=""/>
  <manifest:file-entry manifest:full-path="Pictures/2000000100000157000000D834B847D4.svm" manifest:media-type=""/>
  <manifest:file-entry manifest:full-path="Pictures/2000000100000113000000D456F838B2.svm" manifest:media-type=""/>
  <manifest:file-entry manifest:full-path="Pictures/2000000100000185000000D8B7D62F5E.svm" manifest:media-type=""/>
  <manifest:file-entry manifest:full-path="Pictures/20000001000003F6000001429A5395FF.svm" manifest:media-type=""/>
  <manifest:file-entry manifest:full-path="Pictures/10000000000000200000002000309F1C.png" manifest:media-type="image/png"/>
  <manifest:file-entry manifest:full-path="Pictures/2000000100000254000000D810E983EC.svm" manifest:media-type=""/>
  <manifest:file-entry manifest:full-path="Pictures/2000000100000877000001ABD2F92BD1.svm" manifest:media-type=""/>
  <manifest:file-entry manifest:full-path="Pictures/20000001000001130000015BE5D8B989.svm" manifest:media-type=""/>
  <manifest:file-entry manifest:full-path="Pictures/20000001000000BF0000009D5F745976.svm" manifest:media-type=""/>
  <manifest:file-entry manifest:full-path="Pictures/200000020000032100000121A2CB7139.eps" manifest:media-type=""/>
  <manifest:file-entry manifest:full-path="Pictures/2000000100000099000000A133EB82B9.svm" manifest:media-type=""/>
  <manifest:file-entry manifest:full-path="Pictures/200000010000018500000135AD3EC7AD.svm" manifest:media-type=""/>
  <manifest:file-entry manifest:full-path="Pictures/200000010000010B000000D4363E517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gm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j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8§display§-\omega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\theta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\omega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8§display§-\zeta_m \omega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+j \omega_0 \sqrt{1-\zeta_m^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-j \omega_0 \sqrt{1-\zeta_m^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s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s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s_1^*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s_2^*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s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s_m^{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11.263cm" svg:height="4.063cm" svg:x="0.869cm" svg:y="0.274cm">
          <draw:image xlink:href="Pictures/200000020000032100000121A2CB7139.eps" xlink:type="simple" xlink:show="embed" xlink:actuate="onLoad">
            <text:p/>
          </draw:image>
          <draw:glue-point draw:id="4" svg:x="-0.378cm" svg:y="-0.083cm"/>
        </draw:frame>
        <draw:frame draw:style-name="gr2" draw:text-style-name="P1" draw:layer="layout" svg:width="0.228cm" svg:height="0.187cm" svg:x="12.22cm" svg:y="2.164cm">
          <draw:image xlink:href="Pictures/20000001000000BF0000009D5F745976.svm" xlink:type="simple" xlink:show="embed" xlink:actuate="onLoad">
            <text:p/>
          </draw:image>
        </draw:frame>
        <draw:frame draw:style-name="gr3" draw:text-style-name="P1" draw:layer="layout" svg:width="0.466cm" svg:height="0.37cm" svg:x="10.99cm" svg:y="0.284cm">
          <draw:image xlink:href="Pictures/200000010000018500000135AD3EC7AD.svm" xlink:type="simple" xlink:show="embed" xlink:actuate="onLoad">
            <text:p/>
          </draw:image>
        </draw:frame>
        <draw:frame draw:style-name="gr4" draw:text-style-name="P2" draw:layer="layout" svg:width="0.937cm" svg:height="0.911cm" svg:x="11.787cm" svg:y="3.464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1" draw:layer="layout" svg:width="0.228cm" svg:height="0.187cm" svg:x="8.557cm" svg:y="2.318cm">
          <draw:image xlink:href="Pictures/20000001000000BF0000009D5F745976.svm" xlink:type="simple" xlink:show="embed" xlink:actuate="onLoad">
            <text:p/>
          </draw:image>
        </draw:frame>
        <draw:frame draw:style-name="gr3" draw:text-style-name="P1" draw:layer="layout" svg:width="0.466cm" svg:height="0.37cm" svg:x="7.325cm" svg:y="0.284cm">
          <draw:image xlink:href="Pictures/200000010000018500000135AD3EC7AD.svm" xlink:type="simple" xlink:show="embed" xlink:actuate="onLoad">
            <text:p/>
          </draw:image>
        </draw:frame>
        <draw:connector draw:style-name="gr5" draw:text-style-name="P1" draw:layer="layout" draw:type="curve" draw:line-skew="-6.801cm 2.595cm" svg:x1="5.746cm" svg:y1="2.769cm" svg:x2="6.075cm" svg:y2="2.272cm" draw:start-shape="id1" draw:start-glue-point="1" draw:end-shape="id2" draw:end-glue-point="4" svg:d="m5746 2769c127 0 106-200 156-288s173-64 173-209">
          <text:p/>
        </draw:connector>
        <draw:frame draw:style-name="gr6" draw:text-style-name="P1" draw:layer="layout" svg:width="0.476cm" svg:height="0.172cm" svg:x="9.764cm" svg:y="2.49cm">
          <draw:image xlink:href="Pictures/2000000100000254000000D810E983EC.svm" xlink:type="simple" xlink:show="embed" xlink:actuate="onLoad">
            <text:p/>
          </draw:image>
        </draw:frame>
        <draw:frame draw:style-name="gr4" draw:text-style-name="P2" draw:layer="layout" svg:width="1.2cm" svg:height="0.911cm" svg:x="6.109cm" svg:y="3.464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7" draw:text-style-name="P1" draw:layer="layout" svg:width="0.314cm" svg:height="0.246cm" svg:x="6.672cm" svg:y="1.916cm">
          <draw:image xlink:href="Pictures/200000010000018A00000135CD92C2E2.svm" xlink:type="simple" xlink:show="embed" xlink:actuate="onLoad">
            <text:p/>
          </draw:image>
        </draw:frame>
        <draw:frame draw:style-name="gr8" draw:text-style-name="P1" draw:layer="layout" svg:width="0.274cm" svg:height="0.172cm" svg:x="6.835cm" svg:y="1.503cm">
          <draw:image xlink:href="Pictures/2000000100000157000000D834B847D4.svm" xlink:type="simple" xlink:show="embed" xlink:actuate="onLoad">
            <text:p/>
          </draw:image>
        </draw:frame>
        <draw:frame draw:style-name="gr9" draw:text-style-name="P1" xml:id="id1" draw:id="id1" draw:layer="layout" svg:width="0.81cm" svg:height="0.257cm" svg:x="4.936cm" svg:y="2.641cm">
          <draw:image xlink:href="Pictures/20000001000003F6000001429A5395FF.svm" xlink:type="simple" xlink:show="embed" xlink:actuate="onLoad">
            <text:p/>
          </draw:image>
        </draw:frame>
        <draw:frame draw:style-name="gr10" draw:text-style-name="P1" draw:layer="layout" svg:width="1.74cm" svg:height="0.341cm" svg:x="7.731cm" svg:y="0.968cm">
          <draw:image xlink:href="Pictures/2000000100000880000001AB372B0036.svm" xlink:type="simple" xlink:show="embed" xlink:actuate="onLoad">
            <text:p/>
          </draw:image>
        </draw:frame>
        <draw:frame draw:style-name="gr11" draw:text-style-name="P1" draw:layer="layout" svg:width="1.733cm" svg:height="0.341cm" svg:x="7.742cm" svg:y="3.13cm">
          <draw:image xlink:href="Pictures/2000000100000877000001ABD2F92BD1.svm" xlink:type="simple" xlink:show="embed" xlink:actuate="onLoad">
            <text:p/>
          </draw:image>
        </draw:frame>
        <draw:frame draw:style-name="gr12" draw:text-style-name="P1" draw:layer="layout" svg:width="0.182cm" svg:height="0.192cm" svg:x="7.666cm" svg:y="2.32cm">
          <draw:image xlink:href="Pictures/2000000100000099000000A133EB82B9.svm" xlink:type="simple" xlink:show="embed" xlink:actuate="onLoad">
            <text:p/>
          </draw:image>
        </draw:frame>
        <draw:frame draw:style-name="gr8" draw:text-style-name="P1" draw:layer="layout" svg:width="0.274cm" svg:height="0.172cm" svg:x="3.484cm" svg:y="1.492cm">
          <draw:image xlink:href="Pictures/2000000100000157000000D834B847D4.svm" xlink:type="simple" xlink:show="embed" xlink:actuate="onLoad">
            <text:p/>
          </draw:image>
        </draw:frame>
        <draw:frame draw:style-name="gr4" draw:text-style-name="P2" draw:layer="layout" svg:width="1.2cm" svg:height="0.911cm" svg:x="4.087cm" svg:y="3.464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13" draw:text-style-name="P1" draw:layer="layout" svg:width="0.319cm" svg:height="0.253cm" svg:x="0.624cm" svg:y="1.405cm">
          <draw:image xlink:href="Pictures/200000010000010B000000D4363E5174.svm" xlink:type="simple" xlink:show="embed" xlink:actuate="onLoad">
            <text:p/>
          </draw:image>
        </draw:frame>
        <draw:frame draw:style-name="gr14" draw:text-style-name="P1" draw:layer="layout" svg:width="0.329cm" svg:height="0.253cm" svg:x="1.054cm" svg:y="0.48cm">
          <draw:image xlink:href="Pictures/2000000100000113000000D456F838B2.svm" xlink:type="simple" xlink:show="embed" xlink:actuate="onLoad">
            <text:p/>
          </draw:image>
        </draw:frame>
        <draw:frame draw:style-name="gr15" draw:text-style-name="P1" draw:layer="layout" svg:width="0.324cm" svg:height="0.415cm" svg:x="0.624cm" svg:y="2.56cm">
          <draw:image xlink:href="Pictures/200000010000010F0000015B5616FBD2.svm" xlink:type="simple" xlink:show="embed" xlink:actuate="onLoad">
            <text:p/>
          </draw:image>
        </draw:frame>
        <draw:frame draw:style-name="gr16" draw:text-style-name="P1" draw:layer="layout" svg:width="0.329cm" svg:height="0.415cm" svg:x="1.054cm" svg:y="3.386cm">
          <draw:image xlink:href="Pictures/20000001000001130000015BE5D8B989.svm" xlink:type="simple" xlink:show="embed" xlink:actuate="onLoad">
            <text:p/>
          </draw:image>
        </draw:frame>
        <draw:frame draw:style-name="gr17" draw:text-style-name="P1" draw:layer="layout" svg:width="0.466cm" svg:height="0.258cm" svg:x="5.372cm" svg:y="0.985cm">
          <draw:image xlink:href="Pictures/2000000100000185000000D8B7D62F5E.svm" xlink:type="simple" xlink:show="embed" xlink:actuate="onLoad">
            <text:p/>
          </draw:image>
        </draw:frame>
        <draw:frame draw:style-name="gr18" draw:text-style-name="P1" draw:layer="layout" svg:width="0.466cm" svg:height="0.42cm" svg:x="5.372cm" svg:y="3.124cm">
          <draw:image xlink:href="Pictures/20000001000001850000015F9E894FA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12T10:20:51</meta:creation-date>
    <meta:editing-duration>PT3H24M55S</meta:editing-duration>
    <meta:editing-cycles>14</meta:editing-cycles>
    <meta:generator>LibreOffice/3.3$Linux LibreOffice_project/330m19$Build-401</meta:generator>
    <dc:title>kkkFigures</dc:title>
    <meta:initial-creator>kkk </meta:initial-creator>
    <dc:date>2014-10-12T14:12:53</dc:date>
    <dc:creator>kkk </dc:creator>
    <meta:document-statistic meta:object-count="23"/>
    <meta:template xlink:type="simple" xlink:actuate="onRequest" xlink:title="kkkFigures" xlink:href="../../../../../.libreoffice/3/user/template/kkkFigures.otg" meta:date="2014-10-12T10:20:50"/>
  </office:meta>
</office:document-meta>
</file>